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T1" style:family="text">
      <style:text-properties officeooo:rsid="001405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avaScript is the<text:bookmark text:name="id00"/> most popular language on the web and open source ecosystem. </text:p>
      <text:p text:style-name="Standard">JavaScript's popularity and importance can be attributed to its association with the browser. Google's V8 and Mozilla's SpiderMonkey are extremely optimized JavaScript engines that power Google Chrome and Mozilla Firefox browsers, respectively.</text:p>
      <text:p text:style-name="Standard"/>
      <text:p text:style-name="Standard"><text:span text:style-name="T1">J</text:span>avaScript has become an important platform outside browsers as well. Projects such<text:bookmark text:name="id01"/> as <text:span text:style-name="Strong_20_Emphasis">Node.js</text:span> and <text:bookmark text:name="id02"/><text:span text:style-name="Strong_20_Emphasis">io.js</text:span> provide powerful platforms to develop scalable server environments using JavaScript</text:p>
      <text:p text:style-name="Standard"/>
      <text:p text:style-name="Standard">Several interesting <text:bookmark text:name="id03"/>projects are pushing the language capabilities to its limits, for example, <text:span text:style-name="Strong_20_Emphasis">Emscripten</text:span> (<text:a xlink:type="simple" xlink:href="http://kripken.github.io/emscripten-site/" office:target-frame-name="_blank" xlink:show="new" text:style-name="Internet_20_link" text:visited-style-name="Visited_20_Internet_20_Link">http://kripken.github.io/emscripten-site/</text:a>) is a <text:span text:style-name="Strong_20_Emphasis">Low-Level Virtual Machine</text:span> (<text:span text:style-name="Strong_20_Emphasis">LLVM</text:span>)-based project that compiles C and C++ into highly<text:bookmark text:name="id04"/> optimizable JavaScript in <text:bookmark text:name="id05"/>an <text:span text:style-name="Strong_20_Emphasis">asm.js</text:span> format. This allows you to run C and C++ on the web at near native speed.</text:p>
      <text:p text:style-name="Standard"/>
      <text:p text:style-name="Standard"><text:span text:style-name="T1">J</text:span>avaScript is built around solid foundations regarding, for example, functions, dynamic objects, loose typing, prototypal inheritance, and a powerful object literal notation.</text:p>
      <text:p text:style-name="Standard"/>
      <text:p text:style-name="Preformatted_20_Text"><text:span text:style-name="Source_20_Text">my-app/</text:span></text:p>
      <text:p text:style-name="Preformatted_20_Text"><text:span text:style-name="Source_20_Text"><text:s text:c="2"/>README.md</text:span></text:p>
      <text:p text:style-name="Preformatted_20_Text"><text:span text:style-name="Source_20_Text"><text:s text:c="2"/>node_modules/</text:span></text:p>
      <text:p text:style-name="Preformatted_20_Text"><text:span text:style-name="Source_20_Text"><text:s text:c="2"/>package.json</text:span></text:p>
      <text:p text:style-name="Preformatted_20_Text"><text:span text:style-name="Source_20_Text"><text:s text:c="2"/>public/</text:span></text:p>
      <text:p text:style-name="Preformatted_20_Text"><text:span text:style-name="Source_20_Text"><text:s text:c="4"/>index.html</text:span></text:p>
      <text:p text:style-name="Preformatted_20_Text"><text:span text:style-name="Source_20_Text"><text:s text:c="4"/>favicon.ico</text:span></text:p>
      <text:p text:style-name="Preformatted_20_Text"><text:span text:style-name="Source_20_Text"><text:s text:c="2"/>src/</text:span></text:p>
      <text:p text:style-name="Preformatted_20_Text"><text:span text:style-name="Source_20_Text"><text:s text:c="4"/>App.css</text:span></text:p>
      <text:p text:style-name="Preformatted_20_Text"><text:span text:style-name="Source_20_Text"><text:s text:c="4"/>App.js</text:span></text:p>
      <text:p text:style-name="Preformatted_20_Text"><text:span text:style-name="Source_20_Text"><text:s text:c="4"/>App.test.js</text:span></text:p>
      <text:p text:style-name="Preformatted_20_Text"><text:span text:style-name="Source_20_Text"><text:s text:c="4"/>index.css</text:span></text:p>
      <text:p text:style-name="Preformatted_20_Text"><text:span text:style-name="Source_20_Text"><text:s text:c="4"/>index.js</text:span></text:p>
      <text:p text:style-name="P1"><text:span text:style-name="Source_20_Text"><text:s text:c="4"/>logo.svg</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17:34:14.224506997</meta:creation-date>
    <meta:generator>LibreOffice/5.1.6.2$Linux_X86_64 LibreOffice_project/10m0$Build-2</meta:generator>
    <dc:date>2018-02-26T23:28:11.296456512</dc:date>
    <meta:editing-duration>PT19M5S</meta:editing-duration>
    <meta:editing-cycles>1</meta:editing-cycles>
    <meta:document-statistic meta:table-count="0" meta:image-count="0" meta:object-count="0" meta:page-count="1" meta:paragraph-count="19" meta:word-count="157" meta:character-count="1195" meta:non-whitespace-character-count="1014"/>
  </office:meta>
</office:document-meta>
</file>